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ourier New1" officeooo:rsid="003da479" officeooo:paragraph-rsid="003da479"/>
    </style:style>
    <style:style style:name="P2" style:family="paragraph" style:parent-style-name="Text_20_body">
      <style:paragraph-properties fo:text-align="end" style:justify-single-word="false"/>
      <style:text-properties style:font-name="Courier New1" officeooo:rsid="00356c00" officeooo:paragraph-rsid="003da479"/>
    </style:style>
    <style:style style:name="P3" style:family="paragraph" style:parent-style-name="Text_20_body">
      <style:text-properties officeooo:rsid="003db819" officeooo:paragraph-rsid="003db819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28725c" officeooo:paragraph-rsid="003da4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style:font-name="Courier New1" officeooo:rsid="003fa22e" officeooo:paragraph-rsid="003fa22e"/>
    </style:style>
    <style:style style:name="P6" style:family="paragraph" style:parent-style-name="Text_20_body">
      <style:text-properties style:font-name="Courier New1" officeooo:rsid="001fae74" officeooo:paragraph-rsid="00339135"/>
    </style:style>
    <style:style style:name="P7" style:family="paragraph" style:parent-style-name="Heading_20_1" style:master-page-name="First_20_Page">
      <style:paragraph-properties style:page-number="auto"/>
      <style:text-properties style:font-name="Courier New1" officeooo:rsid="001fae74" officeooo:paragraph-rsid="00339135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Courier New1" officeooo:paragraph-rsid="003da479"/>
    </style:style>
    <style:style style:name="P9" style:family="paragraph" style:parent-style-name="Table_20_Contents" style:list-style-name="L1">
      <style:paragraph-properties fo:text-align="start" style:justify-single-word="false"/>
      <style:text-properties style:font-name="Courier New1" officeooo:rsid="003da479" officeooo:paragraph-rsid="003da479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3da479" officeooo:paragraph-rsid="003da4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3da479" officeooo:paragraph-rsid="003da4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420a15" officeooo:paragraph-rsid="00420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3db819" officeooo:paragraph-rsid="003d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3fa22e" officeooo:paragraph-rsid="003fa2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2">
      <style:text-properties style:font-name="Courier New1" officeooo:rsid="003da479" officeooo:paragraph-rsid="003da479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3da479"/>
    </style:style>
    <style:style style:name="T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87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da4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3d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4027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41f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4027a9"/>
    </style:style>
    <style:style style:name="T11" style:family="text">
      <style:text-properties officeooo:rsid="004347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08004780" text:style-name="Outline">
        <text:list-item>
          <text:h text:style-name="P7" text:outline-level="1">Propuesta <text:span text:style-name="T3">Marketing</text:span> Cafessotérico</text:h>
        </text:list-item>
      </text:list>
      <text:p text:style-name="P6"/>
      <text:list xml:id="list153737428772743" text:continue-numbering="true" text:style-name="Outline">
        <text:list-item>
          <text:list>
            <text:list-item>
              <text:h text:style-name="Heading_20_2" text:outline-level="2">Objetivo</text:h>
            </text:list-item>
          </text:list>
        </text:list-item>
      </text:list>
      <text:p text:style-name="P3">Te escuche decir que diciembre era bueno para ti,se propone hacer una mini campaña en face<text:span text:style-name="T10">book</text:span>(que es lo que he estudiado)</text:p>
      <text:p text:style-name="P3"/>
      <text:list xml:id="list153737941449289" text:continue-numbering="true" text:style-name="Outline">
        <text:list-item>
          <text:list>
            <text:list-item>
              <text:h text:style-name="P15" text:outline-level="2">Facebook</text:h>
            </text:list-item>
          </text:list>
        </text:list-item>
      </text:list>
      <text:p text:style-name="P1">Para <text:s/>hacer campaña en face necesitamos lo siguiente</text:p>
      <text:list xml:id="list910432811" text:style-name="L1">
        <text:list-item>
          <text:p text:style-name="P8"><text:span text:style-name="T8">Una imagen </text:span><text:span text:style-name="T5">1200X628 </text:span><text:span text:style-name="T6">px</text:span><text:span text:style-name="T5"> ,</text:span><text:span text:style-name="T9">t</text:span><text:span text:style-name="T5">amaño de aviso para face </text:span><text:span text:style-name="T6">de extensión png (Es pega de un diseñador)</text:span></text:p>
        </text:list-item>
        <text:list-item>
          <text:p text:style-name="P10">Una <text:s/>landing page de preferencia</text:p>
        </text:list-item>
        <text:list-item>
          <text:p text:style-name="P9"><text:span text:style-name="T4">Monto en dolares para pagar el aviso, pueden ser 10 dolares,</text:span><text:span text:style-name="T8">ó más por supuesto</text:span><text:span text:style-name="T4">.</text:span></text:p>
        </text:list-item>
        <text:list-item>
          <text:p text:style-name="P10">Determinar rango de edad de las personas</text:p>
        </text:list-item>
        <text:list-item>
          <text:p text:style-name="P10">Se podra segmentar por sexo?</text:p>
        </text:list-item>
        <text:list-item>
          <text:p text:style-name="P9"><text:span text:style-name="T4">Sector geográfico de </text:span><text:span text:style-name="T7">la promoción</text:span></text:p>
        </text:list-item>
        <text:list-item>
          <text:p text:style-name="P10">La idea es pagar por los que le den click al aviso,no solamente lo vean</text:p>
        </text:list-item>
        <text:list-item>
          <text:p text:style-name="P12">1<text:span text:style-name="T11">5</text:span>.000 para Max</text:p>
        </text:list-item>
      </text:list>
      <text:p text:style-name="P13"/>
      <text:p text:style-name="P14">Máximo Meza</text:p>
      <text:p text:style-name="P5"><text:span text:style-name="T4">MaxSoft </text:span><text:span text:style-name="T8">App</text:span></text:p>
      <text:p text:style-name="P11"/>
      <text:p text:style-name="P11"/>
      <text:p text:style-name="P4"/>
      <text:p text:style-name="P2">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1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</meta:editing-cycles>
    <meta:creation-date>2018-10-30T15:54:34.944000000</meta:creation-date>
    <meta:editing-duration>PT5H49M18S</meta:editing-duration>
    <meta:generator>LibreOffice/6.1.0.3$Windows_X86_64 LibreOffice_project/efb621ed25068d70781dc026f7e9c5187a4decd1</meta:generator>
    <dc:date>2018-11-09T15:37:35.795000000</dc:date>
    <meta:document-statistic meta:table-count="0" meta:image-count="0" meta:object-count="0" meta:page-count="1" meta:paragraph-count="17" meta:word-count="124" meta:character-count="681" meta:non-whitespace-character-count="5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